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6423" officeooo:paragraph-rsid="001164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og show page</text:p>
      <text:p text:style-name="P1">&lt;p&gt; </text:p>
      <text:p text:style-name="P1"><text:s text:c="2"/>&lt;strong&gt;Title:&lt;/strong&gt; </text:p>
      <text:p text:style-name="P1"><text:s text:c="2"/>&lt;%= @blog.title %&gt; </text:p>
      <text:p text:style-name="P1">&lt;/p&gt; </text:p>
      <text:p text:style-name="P1"/>
      <text:p text:style-name="P1"><text:s text:c="4"/>&lt;p&gt; </text:p>
      <text:p text:style-name="P1"><text:s text:c="3"/>&lt;strong&gt;description:&lt;/strong&gt; </text:p>
      <text:p text:style-name="P1"><text:s text:c="2"/>&lt;%= @blog.description %&gt; </text:p>
      <text:p text:style-name="P1"><text:s text:c="3"/>&lt;/p&gt; </text:p>
      <text:p text:style-name="P1"><text:s text:c="2"/>&lt;p&gt; </text:p>
      <text:p text:style-name="P1"><text:s text:c="2"/>&lt;strong&gt;image:&lt;/strong&gt; </text:p>
      <text:p text:style-name="P1"><text:s text:c="2"/>&lt;%= image_tag @blog.image, :height=&gt;"100", :width=&gt;"100" %&gt; </text:p>
      <text:p text:style-name="P1"><text:s text:c="2"/>&lt;/p&gt; </text:p>
      <text:p text:style-name="P1">&lt;% @blog.comments.each do |comment| %&gt; </text:p>
      <text:p text:style-name="P1"><text:s text:c="2"/>&lt;p&gt; </text:p>
      <text:p text:style-name="P1"><text:s text:c="4"/>&lt;strong&gt;Commenter:&lt;/strong&gt; </text:p>
      <text:p text:style-name="P1"><text:s text:c="4"/>&lt;%= comment.commenter %&gt; </text:p>
      <text:p text:style-name="P1"><text:s text:c="2"/>&lt;/p&gt; </text:p>
      <text:p text:style-name="P1"><text:s text:c="2"/>&lt;p&gt; </text:p>
      <text:p text:style-name="P1"><text:s text:c="4"/>&lt;strong&gt;Comment:&lt;/strong&gt; </text:p>
      <text:p text:style-name="P1"><text:s text:c="4"/>&lt;%= comment.body%&gt; </text:p>
      <text:p text:style-name="P1"><text:s text:c="5"/>&lt;/p&gt; </text:p>
      <text:p text:style-name="P1"><text:s text:c="5"/></text:p>
      <text:p text:style-name="P1">&lt;%= link_to 'Edit Comment',edit_blog_comment_path(@blog, comment)%&gt; </text:p>
      <text:p text:style-name="P1"><text:s text:c="6"/>&lt;%#= link_to 'Destroy Comment',article_comment_path(@article,comment),method: :delete, data: { confirm: 'Are you sure,you want to delete' } %&gt; </text:p>
      <text:p text:style-name="P1"/>
      <text:p text:style-name="P1"><text:s text:c="6"/>&lt;%= link_to 'Destroy Comment',"/blogs/#{@blog.id}/comments/#{comment.id}",method: :delete, data: { confirm: 'Are you sure,you want to delete' } %&gt; </text:p>
      <text:p text:style-name="P1"><text:s text:c="6"/></text:p>
      <text:p text:style-name="P1"/>
      <text:p text:style-name="P1">&lt;%end%&gt; </text:p>
      <text:p text:style-name="P1"><text:s text:c="3"/></text:p>
      <text:p text:style-name="P1"><text:s text:c="7"/>&lt;h2&gt;Add a comment:&lt;/h2&gt; </text:p>
      <text:p text:style-name="P1">&lt;%= form_for([@blog, @blog.comments.build]) do |f| %&gt; </text:p>
      <text:p text:style-name="P1"><text:s text:c="2"/>&lt;p&gt; </text:p>
      <text:p text:style-name="P1"><text:s text:c="4"/>&lt;%= f.label :commenter %&gt;&lt;br&gt; </text:p>
      <text:p text:style-name="P1"><text:s text:c="4"/>&lt;%= f.text_field :commenter %&gt; </text:p>
      <text:p text:style-name="P1"><text:s text:c="2"/>&lt;/p&gt; </text:p>
      <text:p text:style-name="P1"><text:s text:c="2"/>&lt;p&gt; </text:p>
      <text:p text:style-name="P1"><text:s text:c="4"/>&lt;%= f.label :body %&gt;&lt;br&gt; </text:p>
      <text:p text:style-name="P1"><text:s text:c="4"/>&lt;%= f.text_area :body %&gt; </text:p>
      <text:p text:style-name="P1"><text:s text:c="2"/>&lt;/p&gt; </text:p>
      <text:p text:style-name="P1"><text:s text:c="2"/>&lt;p&gt; </text:p>
      <text:p text:style-name="P1"><text:s text:c="4"/>&lt;%= f.submit %&gt; </text:p>
      <text:p text:style-name="P1"><text:s text:c="2"/>&lt;/p&gt; </text:p>
      <text:p text:style-name="P1">&lt;% end %&gt; </text:p>
      <text:p text:style-name="P1"><text:s text:c="4"/>&lt;%= link_to 'Back', blogs_path %&gt;</text:p>
      <text:p text:style-name="P1"><text:soft-page-break/>edit comments view</text:p>
      <text:p text:style-name="P1">&lt;h3&gt;Edit tg67hy8nupl.;&lt;/h3&gt; </text:p>
      <text:p text:style-name="P1"/>
      <text:p text:style-name="P1"/>
      <text:p text:style-name="P1">&lt;%= form_for([@blog, @comment] , :method =&gt;"patch" ) do |f| %&gt; </text:p>
      <text:p text:style-name="P1">&lt;%#= form_for(:comment, url: "/blogs/#{@blog.id}/comments/#{@comment.id}/edit") do |f| %&gt; </text:p>
      <text:p text:style-name="P1"/>
      <text:p text:style-name="P1"><text:s text:c="2"/>&lt;p&gt; </text:p>
      <text:p text:style-name="P1"><text:s text:c="4"/>&lt;%= f.label :commenter %&gt;&lt;br&gt; </text:p>
      <text:p text:style-name="P1"><text:s text:c="4"/>&lt;%= f.text_field :commenter %&gt; </text:p>
      <text:p text:style-name="P1"><text:s text:c="2"/>&lt;/p&gt; </text:p>
      <text:p text:style-name="P1"><text:s text:c="2"/>&lt;p&gt; </text:p>
      <text:p text:style-name="P1"><text:s text:c="4"/>&lt;%= f.label :body %&gt;&lt;br&gt; </text:p>
      <text:p text:style-name="P1"><text:s text:c="4"/>&lt;%= f.text_area :body %&gt; </text:p>
      <text:p text:style-name="P1"><text:s text:c="2"/>&lt;/p&gt; </text:p>
      <text:p text:style-name="P1"><text:s text:c="2"/>&lt;p&gt; </text:p>
      <text:p text:style-name="P1"><text:s text:c="4"/>&lt;%= f.submit %&gt; </text:p>
      <text:p text:style-name="P1"><text:s text:c="2"/>&lt;/p&gt; </text:p>
      <text:p text:style-name="P1">&lt;% end %&gt;</text:p>
      <text:p text:style-name="P1"/>
      <text:p text:style-name="P1"/>
      <text:p text:style-name="P1">controller</text:p>
      <text:p text:style-name="P1">class CommentsController &lt; ApplicationController </text:p>
      <text:p text:style-name="P1"><text:tab/> </text:p>
      <text:p text:style-name="P1"><text:tab/>def create </text:p>
      <text:p text:style-name="P1"><text:s text:c="4"/>@blog = Blog.find(params[:blog_id]) </text:p>
      <text:p text:style-name="P1"><text:s text:c="4"/>@comment = @blog.comments.create(comment_params) </text:p>
      <text:p text:style-name="P1"><text:s text:c="4"/>redirect_to blog_path(@blog) </text:p>
      <text:p text:style-name="P1"><text:s text:c="2"/>end </text:p>
      <text:p text:style-name="P1"/>
      <text:p text:style-name="P1"><text:s text:c="2"/>def edit </text:p>
      <text:p text:style-name="P1"><text:s text:c="5"/>@blog = Blog.find(params[:blog_id]) </text:p>
      <text:p text:style-name="P1"><text:s text:c="5"/>@comment = Comment.find(params[:id]) </text:p>
      <text:p text:style-name="P1"><text:s text:c="2"/>end </text:p>
      <text:p text:style-name="P1"/>
      <text:p text:style-name="P1"><text:s/>def destroy </text:p>
      <text:p text:style-name="P1"><text:s text:c="4"/>#@article = Article.find(params[:id]) </text:p>
      <text:p text:style-name="P1"><text:s text:c="4"/>#@comment = @article.comments.find(params[:article_id]) </text:p>
      <text:p text:style-name="P1"><text:s text:c="4"/>@blog = Blog.find(params[:blog_id]) </text:p>
      <text:p text:style-name="P1"><text:s text:c="5"/>@comment = Comment.find(params[:id]) </text:p>
      <text:p text:style-name="P1"><text:s text:c="4"/>@comment.destroy </text:p>
      <text:p text:style-name="P1"><text:s text:c="4"/>#redirect_to article_path(@article) </text:p>
      <text:p text:style-name="P1"><text:s text:c="4"/>redirect_to @comment </text:p>
      <text:p text:style-name="P1"/>
      <text:p text:style-name="P1"><text:s text:c="2"/>end </text:p>
      <text:p text:style-name="P1"/>
      <text:p text:style-name="P1"><text:s text:c="2"/>def update </text:p>
      <text:p text:style-name="P1"><text:s text:c="5"/>@blog = Blog.find(params[:blog_id]) </text:p>
      <text:p text:style-name="P1"><text:s text:c="5"/>@comment = Comment.find(params[:id]) </text:p>
      <text:p text:style-name="P1"><text:soft-page-break/><text:s text:c="5"/>@comment.update(comment_params) </text:p>
      <text:p text:style-name="P1"><text:s text:c="6"/>flash[:notice] = "Comment Updated" </text:p>
      <text:p text:style-name="P1"/>
      <text:p text:style-name="P1"><text:s text:c="3"/>redirect_to blog_path(@blog) </text:p>
      <text:p text:style-name="P1"><text:s text:c="5"/></text:p>
      <text:p text:style-name="P1"><text:s text:c="2"/>end </text:p>
      <text:p text:style-name="P1"><text:s text:c="2"/>private </text:p>
      <text:p text:style-name="P1"><text:s text:c="4"/>def comment_params </text:p>
      <text:p text:style-name="P1"><text:s text:c="6"/>params.require(:comment).permit(:commenter, :body) </text:p>
      <text:p text:style-name="P1"><text:s text:c="4"/>end </text:p>
      <text:p text:style-name="P1">end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9:29:53.831856550</meta:creation-date>
    <dc:date>2017-04-14T19:34:43.149457460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3" meta:paragraph-count="94" meta:word-count="238" meta:character-count="2446" meta:non-whitespace-character-count="1949"/>
  </office:meta>
</office:document-meta>
</file>